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MContext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MContext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MContext.getHom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MContext.getData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MContext.getNamespac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MContext.getRoo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MContext.PMContext( File homeDir , FileSystem fs , NodeId rootNodeId , NamespaceRegistry nsReg , NodeTypeRegistry ntReg , DataStore data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